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519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59" calcext:value-type="float">
            <text:p>3.59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2 kWh</text:p>
          </table:table-cell>
          <table:table-cell office:value-type="float" office:value="898.69" calcext:value-type="float">
            <text:p>898.69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T-0</text:p>
          </table:table-cell>
          <table:table-cell office:value-type="float" office:value="1080.57" calcext:value-type="float">
            <text:p>108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6" calcext:value-type="float">
            <text:p>2.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6 kWh</text:p>
          </table:table-cell>
          <table:table-cell office:value-type="float" office:value="924.51" calcext:value-type="float">
            <text:p>924.51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T-0</text:p>
          </table:table-cell>
          <table:table-cell office:value-type="float" office:value="1105.03" calcext:value-type="float">
            <text:p>1105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97 kWh</text:p>
          </table:table-cell>
          <table:table-cell office:value-type="float" office:value="1217.3" calcext:value-type="float">
            <text:p>1217.3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T-0</text:p>
          </table:table-cell>
          <table:table-cell office:value-type="float" office:value="1397.46" calcext:value-type="float">
            <text:p>1397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4 kWh</text:p>
          </table:table-cell>
          <table:table-cell office:value-type="float" office:value="1118.39" calcext:value-type="float">
            <text:p>1118.39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 office:value-type="float" office:value="12.84" calcext:value-type="float">
            <text:p>12.84</text:p>
          </table:table-cell>
          <table:table-cell office:value-type="string" calcext:value-type="string">
            <text:p>T-0</text:p>
          </table:table-cell>
          <table:table-cell office:value-type="float" office:value="1296.86" calcext:value-type="float">
            <text:p>1296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64" calcext:value-type="float">
            <text:p>0.6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73 kWh</text:p>
          </table:table-cell>
          <table:table-cell office:value-type="float" office:value="1034.85" calcext:value-type="float">
            <text:p>1034.85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-0</text:p>
          </table:table-cell>
          <table:table-cell office:value-type="float" office:value="1212.45" calcext:value-type="float">
            <text:p>121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4" calcext:value-type="float">
            <text:p>2.4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96 kWh</text:p>
          </table:table-cell>
          <table:table-cell office:value-type="float" office:value="1194.92" calcext:value-type="float">
            <text:p>1194.92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T-0</text:p>
          </table:table-cell>
          <table:table-cell office:value-type="float" office:value="1375.2" calcext:value-type="float">
            <text:p>137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74" calcext:value-type="float">
            <text:p>3.7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85 kWh</text:p>
          </table:table-cell>
          <table:table-cell office:value-type="float" office:value="1111.87" calcext:value-type="float">
            <text:p>1111.87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T-0</text:p>
          </table:table-cell>
          <table:table-cell office:value-type="float" office:value="1291.98" calcext:value-type="float">
            <text:p>1291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4.07" calcext:value-type="float">
            <text:p>4.07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6 kWh</text:p>
          </table:table-cell>
          <table:table-cell office:value-type="float" office:value="972.61" calcext:value-type="float">
            <text:p>972.61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T-0</text:p>
          </table:table-cell>
          <table:table-cell office:value-type="float" office:value="1150.99" calcext:value-type="float">
            <text:p>1150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1" calcext:value-type="float">
            <text:p>2.91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13 kWh</text:p>
          </table:table-cell>
          <table:table-cell office:value-type="float" office:value="1278.93" calcext:value-type="float">
            <text:p>1278.93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T-0</text:p>
          </table:table-cell>
          <table:table-cell office:value-type="float" office:value="1458.52" calcext:value-type="float">
            <text:p>1458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5.25" calcext:value-type="float">
            <text:p>5.2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30 kWh</text:p>
          </table:table-cell>
          <table:table-cell office:value-type="float" office:value="1384.15" calcext:value-type="float">
            <text:p>1384.15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T-0</text:p>
          </table:table-cell>
          <table:table-cell office:value-type="float" office:value="1567.34" calcext:value-type="float">
            <text:p>1567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81" calcext:value-type="float">
            <text:p>3.81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38 kWh</text:p>
          </table:table-cell>
          <table:table-cell office:value-type="float" office:value="1433.09" calcext:value-type="float">
            <text:p>1433.09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T-0</text:p>
          </table:table-cell>
          <table:table-cell office:value-type="float" office:value="1614.64" calcext:value-type="float">
            <text:p>1614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44" calcext:value-type="float">
            <text:p>1.44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3 kWh</text:p>
          </table:table-cell>
          <table:table-cell office:value-type="float" office:value="1188.76" calcext:value-type="float">
            <text:p>1188.76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T-0</text:p>
          </table:table-cell>
          <table:table-cell office:value-type="float" office:value="1364.85" calcext:value-type="float">
            <text:p>1364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42:47.824000000</meta:creation-date>
    <dc:date>2018-03-26T10:47:28.617000000</dc:date>
    <meta:editing-duration>PT4M41S</meta:editing-duration>
    <meta:editing-cycles>1</meta:editing-cycles>
    <meta:document-statistic meta:table-count="1" meta:cell-count="140" meta:object-count="0"/>
    <meta:generator>LibreOffice/5.3.4.2$Windows_x86 LibreOffice_project/f82d347ccc0be322489bf7da61d7e4ad13fe2ff3</meta:generator>
  </office:meta>
</office:document-meta>
</file>